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left" draw:textarea-vertical-align="to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32cm" svg:y1="14.716cm" svg:x2="3.032cm" svg:y2="11.414cm">
          <text:p text:style-name="P1">Create<text:line-break/>Instance</text:p>
        </draw:line>
        <draw:rect draw:style-name="gr2" draw:text-style-name="P2" draw:layer="layout" svg:width="6.223cm" svg:height="4.699cm" svg:x="8.747cm" svg:y="6.108cm">
          <text:p text:style-name="P2">Sidekiq</text:p>
          <text:p text:style-name="P2"/>
          <text:p text:style-name="P2">Workers:</text:p>
          <text:p text:style-name="P2">- Create Instance</text:p>
          <text:p text:style-name="P2">- Follow status every</text:p>
          <text:p text:style-name="P2"><text:s/>5 seconds</text:p>
        </draw:rect>
        <draw:rect draw:style-name="gr3" draw:text-style-name="P1" draw:layer="layout" svg:width="2.794cm" svg:height="5.207cm" svg:x="2.397cm" svg:y="6.108cm">
          <text:p text:style-name="P1">Web<text:line-break/>Server</text:p>
        </draw:rect>
        <draw:line draw:style-name="gr1" draw:text-style-name="P1" draw:layer="layout" svg:x1="5.191cm" svg:y1="7.124cm" svg:x2="8.747cm" svg:y2="7.124cm">
          <text:p text:style-name="P1">Create<text:line-break/>Instance</text:p>
        </draw:line>
        <draw:line draw:style-name="gr1" draw:text-style-name="P1" draw:layer="layout" svg:x1="15.097cm" svg:y1="7.431cm" svg:x2="18.018cm" svg:y2="7.431cm">
          <text:p text:style-name="P1">Create<text:line-break/>Instance</text:p>
        </draw:line>
        <draw:rect draw:style-name="gr3" draw:text-style-name="P1" draw:layer="layout" svg:width="2.318cm" svg:height="4.926cm" svg:x="18.172cm" svg:y="5.98cm">
          <text:p text:style-name="P1">AWS</text:p>
        </draw:rect>
        <draw:line draw:style-name="gr4" draw:text-style-name="P1" draw:layer="layout" svg:x1="15.097cm" svg:y1="9.509cm" svg:x2="18.017cm" svg:y2="9.509cm">
          <text:p text:style-name="P1">Instance<text:line-break/>status</text:p>
        </draw:line>
        <draw:ellipse draw:style-name="gr3" draw:text-style-name="P1" draw:layer="layout" svg:width="4.191cm" svg:height="3.81cm" svg:x="15.351cm" svg:y="14.711cm">
          <text:p text:style-name="P1">PubNub</text:p>
        </draw:ellipse>
        <draw:line draw:style-name="gr5" draw:text-style-name="P1" draw:layer="layout" svg:x1="13.319cm" svg:y1="10.906cm" svg:x2="16.621cm" svg:y2="14.843cm">
          <text:p text:style-name="P1">Status updates</text:p>
          <text:p text:style-name="P1"/>
        </draw:line>
        <draw:rect draw:style-name="gr3" draw:text-style-name="P1" draw:layer="layout" svg:width="3.937cm" svg:height="2.602cm" svg:x="2.397cm" svg:y="14.781cm">
          <text:p text:style-name="P1">Ember</text:p>
        </draw:rect>
        <draw:line draw:style-name="gr5" draw:text-style-name="P1" draw:layer="layout" svg:x1="6.386cm" svg:y1="15.577cm" svg:x2="15.351cm" svg:y2="16.494cm">
          <text:p text:style-name="P1">Status updates</text:p>
          <text:p text:style-name="P1"/>
        </draw:line>
        <draw:line draw:style-name="gr6" draw:text-style-name="P1" draw:layer="layout" svg:x1="12.33cm" svg:y1="6.107cm" svg:x2="12.33cm" svg:y2="4.583cm">
          <text:p/>
        </draw:line>
        <draw:ellipse draw:style-name="gr7" draw:text-style-name="P1" draw:layer="layout" svg:width="2.921cm" svg:height="1.905cm" svg:x="10.906cm" svg:y="2.524cm">
          <text:p text:style-name="P1">Redis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Ramallo</meta:initial-creator>
    <meta:creation-date>2015-09-02T11:21:01</meta:creation-date>
    <dc:date>2015-09-02T11:59:23</dc:date>
    <dc:creator>Federico Ramallo</dc:creator>
    <meta:editing-duration>PT21M22S</meta:editing-duration>
    <meta:editing-cycles>1</meta:editing-cycles>
    <meta:document-statistic meta:object-count="13"/>
    <meta:generator>OpenOffice/4.0.1$Unix OpenOffice.org_project/401m5$Build-9714</meta:generator>
  </office:meta>
</office:document-meta>
</file>